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54pt" fo:font-weight="bold" style:font-size-asian="54pt" style:font-size-complex="54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T2" style:family="text">
      <style:text-properties fo:color="#ffffff" style:text-outline="false" style:text-line-through-style="none" fo:font-family="'Arial Black'" style:font-family-generic="swiss" style:font-pitch="variable" fo:font-size="54pt" fo:font-style="normal" fo:text-shadow="none" style:text-underline-style="none" fo:font-weight="bold" style:font-family-asian="'MS Gothic'" style:font-pitch-asian="variable" style:font-size-asian="54pt" style:font-style-asian="normal" style:font-weight-asian="bold" style:font-family-complex="Tahoma" style:font-pitch-complex="variable" style:font-size-complex="5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fo:font-family="'Arial Black'" style:font-family-generic="swiss" style:font-pitch="variable" fo:font-size="54pt" fo:font-style="normal" fo:text-shadow="none" style:text-underline-style="none" fo:font-weight="bold" style:font-family-asian="'MS Gothic'" style:font-pitch-asian="variable" style:font-size-asian="54pt" style:font-style-asian="normal" style:font-family-complex="Tahoma" style:font-pitch-complex="variable" style:font-size-complex="54pt" style:font-style-complex="normal" style:text-emphasize="none" style:font-relief="none"/>
    </style:style>
    <style:style style:name="T4" style:family="text">
      <style:text-properties fo:color="#ffffff" style:text-outline="false" style:text-line-through-style="none" fo:font-family="'Arial Black'" style:font-family-generic="swiss" style:font-pitch="variable" fo:font-size="54pt" fo:font-style="normal" fo:text-shadow="none" style:text-underline-style="none" fo:font-weight="bold" style:font-family-asian="'MS Gothic'" style:font-pitch-asian="variable" style:font-size-asian="54pt" style:font-style-asian="normal" style:font-weight-asian="normal" style:font-family-complex="Tahoma" style:font-pitch-complex="variable" style:font-size-complex="54pt" style:font-style-complex="normal" style:font-weight-complex="normal" style:text-emphasize="none" style:font-relief="none"/>
    </style:style>
    <style:style style:name="T5" style:family="text">
      <style:text-properties fo:color="#ffffff" style:text-outline="false" style:text-line-through-style="none" fo:font-family="'Arial Black'" style:font-style-name="Normalny" style:font-family-generic="swiss" style:font-pitch="variable" fo:font-size="54pt" fo:font-style="normal" fo:text-shadow="none" style:text-underline-style="none" fo:font-weight="bold" style:font-family-asian="'MS Gothic'" style:font-pitch-asian="variable" style:font-size-asian="54pt" style:font-style-asian="normal" style:font-family-complex="Tahoma" style:font-pitch-complex="variable" style:font-size-complex="54pt" style:font-style-complex="normal" style:text-emphasize="none" style:font-relief="none"/>
    </style:style>
    <style:style style:name="T6" style:family="text">
      <style:text-properties fo:color="#ffffff" style:text-outline="false" style:text-line-through-style="none" fo:font-family="'Arial Black'" style:font-style-name="Normalny" style:font-family-generic="swiss" style:font-pitch="variable" fo:font-size="54pt" fo:font-style="normal" fo:text-shadow="none" style:text-underline-style="none" fo:font-weight="bold" style:font-family-asian="'MS Gothic'" style:font-pitch-asian="variable" style:font-size-asian="54pt" style:font-style-asian="normal" style:font-weight-asian="normal" style:font-family-complex="Tahoma" style:font-pitch-complex="variable" style:font-size-complex="54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fo:font-family="'Arial Black'" style:font-style-name="Normalny" style:font-family-generic="swiss" style:font-pitch="variable" fo:font-size="60pt" fo:font-style="normal" fo:text-shadow="none" style:text-underline-style="none" fo:font-weight="bold" style:font-family-asian="'MS Gothic'" style:font-pitch-asian="variable" style:font-size-asian="54pt" style:font-style-asian="normal" style:font-weight-asian="normal" style:font-family-complex="Tahoma" style:font-pitch-complex="variable" style:font-size-complex="54pt" style:font-style-complex="normal" style:font-weight-complex="normal" style:text-emphasize="none" style:font-relief="none"/>
    </style:style>
    <style:style style:name="T8" style:family="text">
      <style:text-properties fo:color="#ffffff" fo:font-family="'Arial Black'" style:font-style-name="Normalny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</text:span><text:span text:style-name="T2">Gdy się Chrystus rodzi,</text:span><text:span text:style-name="T3"><text:line-break/></text:span><text:span text:style-name="T3">I na świat przychodzi,</text:span><text:span text:style-name="T3"><text:line-break/></text:span><text:span text:style-name="T3">Ciemna noc w jasności</text:span><text:span text:style-name="T4"><text:line-break/></text:span><text:span text:style-name="T4">Promienistej brodz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5">Aniołowie się radują,</text:span><text:span text:style-name="T5"><text:line-break/></text:span><text:span text:style-name="T5">Pod niebiosy wyśpiewują,</text:span><text:span text:style-name="T5"><text:line-break/></text:span><text:span text:style-name="T5">Gloria, gloria, gloria,</text:span><text:span text:style-name="T6"><text:line-break/></text:span><text:span text:style-name="T6">In excelsis Deo! </text:span><text:span text:style-name="T7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8">2. </text:span><text:span text:style-name="T6">Mówią do pasterzy,</text:span><text:span text:style-name="T6"><text:line-break/></text:span><text:span text:style-name="T6">Którzy trzód swych strzegli, </text:span><text:span text:style-name="T6"><text:line-break/></text:span><text:span text:style-name="T6">Aby do Betlejem </text:span><text:span text:style-name="T6"><text:line-break/></text:span><text:span text:style-name="T6">Czym prędzej pobieg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Bo się narodził Zbawiciel </text:span><text:span text:style-name="T6"><text:line-break/></text:span><text:span text:style-name="T6">Wszego świata Odkupiciel,</text:span><text:span text:style-name="T5"><text:line-break/></text:span><text:span text:style-name="T5">Gloria, gloria, gloria,</text:span><text:span text:style-name="T6"><text:line-break/></text:span><text:span text:style-name="T6">In excelsis Deo! </text:span><text:span text:style-name="T7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8">3. </text:span><text:span text:style-name="T6">O niebieskie Duchy</text:span><text:span text:style-name="T6"><text:line-break/></text:span><text:span text:style-name="T6">I posłowie nieba,</text:span><text:span text:style-name="T6"><text:line-break/></text:span><text:span text:style-name="T6">Powiedzcie wyraźnie</text:span><text:span text:style-name="T6"><text:line-break/></text:span><text:span text:style-name="T6">Co nam czynić trzeb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Bo my nic nie pojmujemy</text:span><text:span text:style-name="T6"><text:line-break/></text:span><text:span text:style-name="T6">Ledwo od strachu żyjemy,</text:span><text:span text:style-name="T5"><text:line-break/></text:span><text:span text:style-name="T5">Gloria, gloria, gloria,</text:span><text:span text:style-name="T6"><text:line-break/></text:span><text:span text:style-name="T6">In excelsis Deo! </text:span><text:span text:style-name="T7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8">4. </text:span><text:span text:style-name="T6">Idźcie do Betlejem,</text:span><text:span text:style-name="T6"><text:line-break/></text:span><text:span text:style-name="T6">Gdzie Dziecię zrodzone</text:span><text:span text:style-name="T6"><text:line-break/></text:span><text:span text:style-name="T6">W pieluszki powite,</text:span><text:span text:style-name="T6"><text:line-break/></text:span><text:span text:style-name="T6">W żłobie położon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Oddajcie Mu pokłon Boski,</text:span><text:span text:style-name="T6"><text:line-break/></text:span><text:span text:style-name="T6">On osłodzi wasze troski,</text:span><text:span text:style-name="T5"><text:line-break/></text:span><text:span text:style-name="T5">Gloria, gloria, gloria,</text:span><text:span text:style-name="T6"><text:line-break/></text:span><text:span text:style-name="T6">In excelsis Deo! </text:span><text:span text:style-name="T7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8-01-01T17:23:45</meta:creation-date>
    <dc:date>2014-01-07T20:01:31.82</dc:date>
    <dc:language>pl-PL</dc:language>
    <meta:editing-cycles>28</meta:editing-cycles>
    <meta:editing-duration>PT1H21M46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